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62a73b" draw:textarea-horizontal-align="justify" draw:textarea-vertical-align="middle" draw:auto-grow-height="false" fo:min-height="17.43cm" fo:min-width="2.8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91cm"/>
    </style:style>
    <style:style style:name="gr5" style:family="graphic" style:parent-style-name="standard">
      <style:graphic-properties draw:fill-color="#8ccfb7" draw:textarea-horizontal-align="justify" draw:textarea-vertical-align="middle" draw:auto-grow-height="false" fo:min-height="1.809cm" fo:min-width="23.766cm"/>
    </style:style>
    <style:style style:name="gr6" style:family="graphic" style:parent-style-name="standard">
      <style:graphic-properties draw:fill-color="#f3715a" draw:textarea-horizontal-align="justify" draw:textarea-vertical-align="middle" draw:auto-grow-height="false" fo:min-height="4.722cm" fo:min-width="20.426cm"/>
    </style:style>
    <style:style style:name="gr7" style:family="graphic" style:parent-style-name="standard">
      <style:graphic-properties draw:fill-color="#f3715a" draw:textarea-horizontal-align="justify" draw:textarea-vertical-align="middle" draw:auto-grow-height="false" fo:min-height="7.877cm" fo:min-width="20.426cm"/>
    </style:style>
    <style:style style:name="gr8" style:family="graphic" style:parent-style-name="standard">
      <style:graphic-properties draw:fill-color="#f3715a" draw:textarea-horizontal-align="justify" draw:textarea-vertical-align="middle" draw:auto-grow-height="false" fo:min-height="4.323cm" fo:min-width="20.519cm"/>
    </style:style>
    <style:style style:name="gr9" style:family="graphic" style:parent-style-name="standard">
      <style:graphic-properties draw:fill-color="#add58a" draw:textarea-horizontal-align="justify" draw:textarea-vertical-align="middle" draw:auto-grow-height="false" fo:min-height="2.544cm" fo:min-width="3.31cm"/>
    </style:style>
    <style:style style:name="gr10" style:family="graphic" style:parent-style-name="standard">
      <style:graphic-properties draw:fill-color="#f7a19a" draw:textarea-horizontal-align="justify" draw:textarea-vertical-align="middle" draw:auto-grow-height="false" fo:min-height="2.543cm" fo:min-width="2.116cm"/>
    </style:style>
    <style:style style:name="gr11" style:family="graphic" style:parent-style-name="standard">
      <style:graphic-properties draw:fill-color="#f7a19a" draw:textarea-horizontal-align="justify" draw:textarea-vertical-align="middle" draw:auto-grow-height="false" fo:min-height="2.543cm" fo:min-width="1.532cm"/>
    </style:style>
    <style:style style:name="gr12" style:family="graphic" style:parent-style-name="objectwithoutfill">
      <style:graphic-properties draw:fill="none" draw:fill-color="#c7a0cb" draw:textarea-vertical-align="middle"/>
    </style:style>
    <style:style style:name="gr13" style:family="graphic" style:parent-style-name="standard">
      <style:graphic-properties draw:fill-color="#f7a19a" draw:textarea-horizontal-align="justify" draw:textarea-vertical-align="middle" draw:auto-grow-height="false" fo:min-height="1.426cm" fo:min-width="4.174cm"/>
    </style:style>
    <style:style style:name="gr14" style:family="graphic" style:parent-style-name="standard">
      <style:graphic-properties draw:fill-color="#f7a19a" draw:textarea-horizontal-align="justify" draw:textarea-vertical-align="middle" draw:auto-grow-height="false" fo:min-height="2.543cm" fo:min-width="2.294cm"/>
    </style:style>
    <style:style style:name="gr15" style:family="graphic" style:parent-style-name="standard">
      <style:graphic-properties draw:fill-color="#f7a19a" draw:textarea-horizontal-align="justify" draw:textarea-vertical-align="middle" draw:auto-grow-height="false" fo:min-height="2.543cm" fo:min-width="1.786cm"/>
    </style:style>
    <style:style style:name="gr16" style:family="graphic" style:parent-style-name="standard">
      <style:graphic-properties draw:fill-color="#bee3d3" draw:textarea-horizontal-align="justify" draw:textarea-vertical-align="middle" draw:auto-grow-height="false" fo:min-height="0.535cm" fo:min-width="5.858cm"/>
    </style:style>
    <style:style style:name="gr17" style:family="graphic" style:parent-style-name="standard">
      <style:graphic-properties draw:fill-color="#bee3d3" draw:textarea-horizontal-align="justify" draw:textarea-vertical-align="middle" draw:auto-grow-height="false" fo:min-height="0.512cm" fo:min-width="6.826cm"/>
    </style:style>
    <style:style style:name="gr18" style:family="graphic" style:parent-style-name="standard">
      <style:graphic-properties draw:fill-color="#bee3d3" draw:textarea-horizontal-align="justify" draw:textarea-vertical-align="middle" draw:auto-grow-height="false" fo:min-height="0.512cm" fo:min-width="5.85cm"/>
    </style:style>
    <style:style style:name="gr19" style:family="graphic" style:parent-style-name="standard">
      <style:graphic-properties draw:fill-color="#1b75bc" draw:textarea-horizontal-align="justify" draw:textarea-vertical-align="middle" draw:auto-grow-height="false" fo:min-height="17.43cm" fo:min-width="3.208cm"/>
    </style:style>
    <style:style style:name="gr20" style:family="graphic" style:parent-style-name="standard">
      <style:graphic-properties draw:fill-color="#5e8ac7" draw:textarea-horizontal-align="justify" draw:textarea-vertical-align="middle" draw:auto-grow-height="false" fo:min-height="9.91cm" fo:min-width="2.15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3" style:family="graphic" style:parent-style-name="standard">
      <style:graphic-properties draw:fill-color="#bee3d3" draw:textarea-horizontal-align="justify" draw:textarea-vertical-align="middle" draw:auto-grow-height="false" fo:min-height="0.535cm" fo:min-width="6.778cm"/>
    </style:style>
    <style:style style:name="gr24" style:family="graphic" style:parent-style-name="standard">
      <style:graphic-properties draw:fill-color="#bee3d3" draw:textarea-horizontal-align="justify" draw:textarea-vertical-align="middle" draw:auto-grow-height="false" fo:min-height="0.512cm" fo:min-width="5.242cm"/>
    </style:style>
    <style:style style:name="gr25" style:family="graphic" style:parent-style-name="standard">
      <style:graphic-properties draw:fill-color="#f7a19a" draw:textarea-horizontal-align="justify" draw:textarea-vertical-align="middle" draw:auto-grow-height="false" fo:min-height="0.412cm" fo:min-width="3.246cm"/>
    </style:style>
    <style:style style:name="gr26" style:family="graphic" style:parent-style-name="standard">
      <style:graphic-properties draw:fill-color="#f7a19a" draw:textarea-horizontal-align="justify" draw:textarea-vertical-align="middle" draw:auto-grow-height="false" fo:min-height="0.671cm" fo:min-width="11.2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28" style:family="graphic" style:parent-style-name="standard">
      <style:graphic-properties draw:fill-color="#f7a19a" draw:textarea-horizontal-align="justify" draw:textarea-vertical-align="middle" draw:auto-grow-height="false" fo:min-height="1.426cm" fo:min-width="4.124cm"/>
    </style:style>
    <style:style style:name="gr29" style:family="graphic" style:parent-style-name="standard">
      <style:graphic-properties draw:fill-color="#f7a19a" draw:textarea-horizontal-align="justify" draw:textarea-vertical-align="middle" draw:auto-grow-height="false" fo:min-height="0.412cm" fo:min-width="5.596cm"/>
    </style:style>
    <style:style style:name="gr30" style:family="graphic" style:parent-style-name="standard">
      <style:graphic-properties draw:fill-color="#f7a19a" draw:textarea-horizontal-align="justify" draw:textarea-vertical-align="middle" draw:auto-grow-height="false" fo:min-height="1.426cm" fo:min-width="4.224cm"/>
    </style:style>
    <style:style style:name="gr31" style:family="graphic" style:parent-style-name="standard">
      <style:graphic-properties draw:fill-color="#65c295" draw:textarea-horizontal-align="justify" draw:textarea-vertical-align="middle" draw:auto-grow-height="false" fo:min-height="2.478cm" fo:min-width="27.5cm"/>
    </style:style>
    <style:style style:name="gr32" style:family="graphic" style:parent-style-name="standard">
      <style:graphic-properties draw:fill-color="#8ccfb7" draw:textarea-horizontal-align="justify" draw:textarea-vertical-align="middle" draw:auto-grow-height="false" fo:min-height="3.205cm" fo:min-width="27.5cm"/>
    </style:style>
    <style:style style:name="gr33" style:family="graphic" style:parent-style-name="standard">
      <style:graphic-properties draw:fill-color="#bee3d3" draw:textarea-horizontal-align="justify" draw:textarea-vertical-align="middle" draw:auto-grow-height="false" fo:min-height="3.915cm" fo:min-width="27.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523cm"/>
    </style:style>
    <style:style style:name="gr36" style:family="graphic" style:parent-style-name="standard">
      <style:graphic-properties draw:fill-color="#87d1d1" draw:textarea-horizontal-align="justify" draw:textarea-vertical-align="middle" draw:auto-grow-height="false" fo:min-height="10.417cm" fo:min-width="27.5cm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45cm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34cm"/>
    </style:style>
    <style:style style:name="gr39" style:family="graphic" style:parent-style-name="objectwithoutfill">
      <style:graphic-properties svg:stroke-width="0.102cm" svg:stroke-color="#000000" draw:marker-start-width="0.509cm" draw:marker-end-width="0.509cm" draw:fill="none" draw:fill-color="#bee3d3" fo:padding-top="0.176cm" fo:padding-bottom="0.176cm" fo:padding-left="0.301cm" fo:padding-right="0.301cm"/>
    </style:style>
    <style:style style:name="gr40" style:family="graphic" style:parent-style-name="standard">
      <style:graphic-properties draw:fill-color="#65c295" draw:textarea-horizontal-align="justify" draw:textarea-vertical-align="middle" draw:auto-grow-height="false" fo:min-height="1.954cm" fo:min-width="3.31cm"/>
    </style:style>
    <style:style style:name="gr41" style:family="graphic" style:parent-style-name="standard">
      <style:graphic-properties draw:fill-color="#8ccfb7" draw:textarea-horizontal-align="justify" draw:textarea-vertical-align="middle" draw:auto-grow-height="false" fo:min-height="1.782cm" fo:min-width="10.93cm"/>
    </style:style>
    <style:style style:name="gr42" style:family="graphic" style:parent-style-name="standard">
      <style:graphic-properties draw:fill-color="#8ccfb7" draw:textarea-horizontal-align="justify" draw:textarea-vertical-align="middle" draw:auto-grow-height="false" fo:min-height="1.782cm" fo:min-width="5.852cm"/>
    </style:style>
    <style:style style:name="gr43" style:family="graphic" style:parent-style-name="objectwithoutfill">
      <style:graphic-properties draw:marker-end="Arrow" draw:marker-end-width="0.3cm" draw:fill="none" draw:fill-color="#bee3d3"/>
    </style:style>
    <style:style style:name="gr44" style:family="graphic" style:parent-style-name="standard">
      <style:graphic-properties draw:fill-color="#bee3d3" draw:textarea-horizontal-align="justify" draw:textarea-vertical-align="middle" draw:auto-grow-height="false" fo:min-height="2.036cm" fo:min-width="5.088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43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53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48" style:family="graphic" style:parent-style-name="standard">
      <style:graphic-properties draw:fill-color="#87d1d1" draw:textarea-horizontal-align="justify" draw:textarea-vertical-align="middle" draw:auto-grow-height="false" fo:min-height="3.697cm" fo:min-width="18.804cm"/>
    </style:style>
    <style:style style:name="gr49" style:family="graphic" style:parent-style-name="standard">
      <style:graphic-properties draw:fill-color="#bce4e5" draw:textarea-horizontal-align="justify" draw:textarea-vertical-align="middle" draw:auto-grow-height="false" fo:min-height="2.29cm" fo:min-width="5.088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8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1cm"/>
    </style:style>
    <style:style style:name="gr52" style:family="graphic" style:parent-style-name="standard">
      <style:graphic-properties draw:fill-color="#87d1d1" draw:textarea-horizontal-align="justify" draw:textarea-vertical-align="middle" draw:auto-grow-height="false" fo:min-height="4.83cm" fo:min-width="12.962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1cm"/>
    </style:style>
    <style:style style:name="gr54" style:family="graphic" style:parent-style-name="standard">
      <style:graphic-properties draw:fill-color="#87d1d1" draw:textarea-horizontal-align="justify" draw:textarea-vertical-align="middle" draw:auto-grow-height="false" fo:min-height="1.528cm" fo:min-width="6.358cm"/>
    </style:style>
    <style:style style:name="gr55" style:family="graphic" style:parent-style-name="standard">
      <style:graphic-properties draw:fill-color="#87d1d1" draw:textarea-horizontal-align="justify" draw:textarea-vertical-align="middle" draw:auto-grow-height="false" fo:min-height="1.528cm" fo:min-width="3.31cm"/>
    </style:style>
    <style:style style:name="gr56" style:family="graphic" style:parent-style-name="standard">
      <style:graphic-properties draw:fill-color="#87d1d1" draw:textarea-horizontal-align="justify" draw:textarea-vertical-align="middle" draw:auto-grow-height="false" fo:min-height="1.528cm" fo:min-width="4.58cm"/>
    </style:style>
    <style:style style:name="gr57" style:family="graphic" style:parent-style-name="standard">
      <style:graphic-properties draw:fill="none" draw:fill-color="#87d1d1" draw:textarea-horizontal-align="justify" draw:textarea-vertical-align="middle" draw:auto-grow-height="false" fo:min-height="6.608cm" fo:min-width="19.312cm"/>
    </style:style>
    <style:style style:name="gr58" style:family="graphic" style:parent-style-name="standard">
      <style:graphic-properties draw:textarea-horizontal-align="justify" draw:textarea-vertical-align="middle" draw:auto-grow-height="false" fo:min-height="1.319cm" fo:min-width="5.277cm"/>
    </style:style>
    <style:style style:name="gr59" style:family="graphic" style:parent-style-name="standard">
      <style:graphic-properties draw:textarea-horizontal-align="justify" draw:textarea-vertical-align="middle" draw:auto-grow-height="false" fo:min-height="1.945cm" fo:min-width="4.523cm"/>
    </style:style>
    <style:style style:name="gr60" style:family="graphic" style:parent-style-name="standard">
      <style:graphic-properties draw:textarea-horizontal-align="justify" draw:textarea-vertical-align="middle" draw:auto-grow-height="false" fo:min-height="1.945cm" fo:min-width="9.043cm"/>
    </style:style>
    <style:style style:name="gr61" style:family="graphic" style:parent-style-name="standard">
      <style:graphic-properties draw:textarea-horizontal-align="justify" draw:textarea-vertical-align="middle" draw:auto-grow-height="false" fo:min-height="1.945cm" fo:min-width="10.551cm"/>
    </style:style>
    <style:style style:name="gr62" style:family="graphic" style:parent-style-name="objectwithoutfill">
      <style:graphic-properties draw:marker-end="Arrow" draw:marker-end-width="0.3cm" draw:fill="none" draw:textarea-vertical-align="middle"/>
    </style:style>
    <style:style style:name="gr6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78cm"/>
    </style:style>
    <style:style style:name="gr6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54cm"/>
    </style:style>
    <style:style style:name="gr6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561cm"/>
    </style:style>
    <style:style style:name="gr66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67" style:family="graphic" style:parent-style-name="standard">
      <style:graphic-properties draw:stroke="none" svg:stroke-color="#b2b2b2" draw:fill="none" draw:fill-color="#ffffff" draw:auto-grow-height="true" draw:auto-grow-width="false" fo:max-height="0cm" fo:min-height="0.841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5cm"/>
    </style:style>
    <style:style style:name="gr69" style:family="graphic" style:parent-style-name="standard">
      <style:graphic-properties draw:textarea-horizontal-align="justify" draw:textarea-vertical-align="middle" draw:auto-grow-height="false" fo:min-height="1.318cm" fo:min-width="8.793cm"/>
    </style:style>
    <style:style style:name="gr70" style:family="graphic" style:parent-style-name="objectwithoutfill">
      <style:graphic-properties svg:stroke-color="#b2b2b2" draw:marker-end="Arrow" draw:marker-end-width="0.3cm" draw:fill="none" draw:fill-color="#c7a0cb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1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465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.319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0.54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7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181cm"/>
    </style:style>
    <style:style style:name="pr1" style:family="presentation" style:parent-style-name="Default-title">
      <style:graphic-properties fo:min-height="7.28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62a73b"/>
      <style:paragraph-properties fo:text-align="center"/>
    </style:style>
    <style:style style:name="P5" style:family="paragraph">
      <loext:graphic-properties draw:fill="none" draw:fill-color="#ffffff"/>
      <style:text-properties fo:font-size="18pt" fo:font-style="normal" fo:font-weight="bold" style:font-style-asian="normal" style:font-weight-asian="bold" style:font-style-complex="normal" style:font-weight-complex="bold"/>
    </style:style>
    <style:style style:name="P6" style:family="paragraph">
      <loext:graphic-properties draw:fill-color="#8ccfb7"/>
      <style:paragraph-properties fo:text-align="center"/>
      <style:text-properties fo:font-size="18pt"/>
    </style:style>
    <style:style style:name="P7" style:family="paragraph">
      <loext:graphic-properties draw:fill-color="#f3715a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add58a"/>
      <style:paragraph-properties fo:text-align="center"/>
      <style:text-properties fo:font-size="18pt" fo:font-weight="normal" style:font-weight-asian="normal" style:font-weight-complex="normal"/>
    </style:style>
    <style:style style:name="P10" style:family="paragraph">
      <loext:graphic-properties draw:fill-color="#f7a19a"/>
      <style:paragraph-properties fo:text-align="center"/>
      <style:text-properties fo:font-size="18pt" fo:font-weight="normal" style:font-weight-asian="normal" style:font-weight-complex="normal"/>
    </style:style>
    <style:style style:name="P11" style:family="paragraph">
      <loext:graphic-properties draw:fill="none" draw:fill-color="#c7a0cb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-color="#f7a19a"/>
      <style:paragraph-properties fo:text-align="center"/>
      <style:text-properties fo:font-size="18pt"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4" style:family="paragraph">
      <loext:graphic-properties draw:fill-color="#bee3d3"/>
      <style:paragraph-properties fo:text-align="center"/>
      <style:text-properties fo:font-size="18pt" fo:font-weight="normal" style:font-weight-asian="normal" style:font-weight-complex="normal"/>
    </style:style>
    <style:style style:name="P15" style:family="paragraph">
      <loext:graphic-properties draw:fill-color="#1b75bc"/>
      <style:paragraph-properties fo:text-align="center"/>
    </style:style>
    <style:style style:name="P16" style:family="paragraph">
      <loext:graphic-properties draw:fill-color="#5e8ac7"/>
      <style:paragraph-properties fo:text-align="center"/>
      <style:text-properties fo:font-size="18pt" fo:font-weight="normal" style:font-weight-asian="normal" style:font-weight-complex="normal"/>
    </style:style>
    <style:style style:name="P17" style:family="paragraph">
      <loext:graphic-properties draw:fill-color="#f7a19a"/>
      <style:paragraph-properties fo:text-align="center"/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18" style:family="paragraph">
      <loext:graphic-properties draw:fill-color="#ffffff"/>
    </style:style>
    <style:style style:name="P19" style:family="paragraph">
      <loext:graphic-properties draw:fill-color="#65c295"/>
      <style:paragraph-properties fo:text-align="center"/>
    </style:style>
    <style:style style:name="P20" style:family="paragraph">
      <loext:graphic-properties draw:fill-color="#8ccfb7"/>
      <style:paragraph-properties fo:text-align="center"/>
    </style:style>
    <style:style style:name="P21" style:family="paragraph">
      <loext:graphic-properties draw:fill-color="#bee3d3"/>
      <style:paragraph-properties fo:text-align="center"/>
    </style:style>
    <style:style style:name="P22" style:family="paragraph">
      <loext:graphic-properties draw:fill-color="#87d1d1"/>
      <style:paragraph-properties fo:text-align="center"/>
    </style:style>
    <style:style style:name="P23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24" style:family="paragraph">
      <loext:graphic-properties draw:fill="none" draw:fill-color="#bee3d3"/>
      <style:paragraph-properties fo:text-align="center"/>
    </style:style>
    <style:style style:name="P25" style:family="paragraph">
      <loext:graphic-properties draw:fill-color="#65c295"/>
      <style:paragraph-properties fo:text-align="center"/>
      <style:text-properties fo:font-size="18pt"/>
    </style:style>
    <style:style style:name="P26" style:family="paragraph">
      <loext:graphic-properties draw:fill="none" draw:fill-color="#ffffff"/>
      <style:paragraph-properties fo:text-align="center"/>
      <style:text-properties fo:font-size="18pt" fo:font-style="italic" style:font-style-asian="italic" style:font-style-complex="italic"/>
    </style:style>
    <style:style style:name="P27" style:family="paragraph">
      <loext:graphic-properties draw:fill="none" draw:fill-color="#bee3d3"/>
    </style:style>
    <style:style style:name="P28" style:family="paragraph">
      <loext:graphic-properties draw:fill-color="#bce4e5"/>
      <style:paragraph-properties fo:text-align="center"/>
      <style:text-properties fo:font-size="18pt"/>
    </style:style>
    <style:style style:name="P29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30" style:family="paragraph">
      <loext:graphic-properties draw:fill="none" draw:fill-color="#ffffff"/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31" style:family="paragraph">
      <loext:graphic-properties draw:fill-color="#87d1d1"/>
      <style:paragraph-properties fo:text-align="center"/>
      <style:text-properties fo:font-size="18pt"/>
    </style:style>
    <style:style style:name="P32" style:family="paragraph">
      <loext:graphic-properties draw:fill="none" draw:fill-color="#87d1d1"/>
      <style:paragraph-properties fo:text-align="center"/>
    </style:style>
    <style:style style:name="P33" style:family="paragraph">
      <style:paragraph-properties fo:text-align="center"/>
      <style:text-properties fo:font-size="24pt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none" draw:fill-color="#ffffff"/>
      <style:paragraph-properties fo:text-align="start"/>
      <style:text-properties fo:font-size="24pt"/>
    </style:style>
    <style:style style:name="P36" style:family="paragraph">
      <loext:graphic-properties draw:fill="none" draw:fill-color="#ffffff"/>
      <style:text-properties fo:font-size="24pt"/>
    </style:style>
    <style:style style:name="P37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38" style:family="paragraph">
      <loext:graphic-properties draw:fill="none" draw:fill-color="#c7a0cb"/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size="18pt"/>
    </style:style>
    <style:style style:name="T2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ize="18pt" fo:font-weight="normal" style:font-weight-asian="normal" style:font-weight-complex="normal"/>
    </style:style>
    <style:style style:name="T4" style:family="text">
      <style:text-properties style:text-position="33% 58%" fo:font-size="18pt" fo:font-weight="normal" style:font-weight-asian="normal" style:font-weight-complex="normal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12pt" style:font-size-asian="15pt" style:font-size-complex="15pt"/>
    </style:style>
    <style:style style:name="T8" style:family="text">
      <style:text-properties style:text-position="33% 58%" fo:font-size="18pt"/>
    </style:style>
    <style:style style:name="T9" style:family="text">
      <style:text-properties fo:font-size="10pt" fo:font-style="italic" style:font-size-asian="12pt" style:font-style-asian="italic" style:font-size-complex="12pt" style:font-style-complex="italic"/>
    </style:style>
    <style:style style:name="T10" style:family="text">
      <style:text-properties fo:font-size="10.5pt" style:font-size-asian="13pt" style:font-size-complex="13pt"/>
    </style:style>
    <style:style style:name="T11" style:family="text">
      <style:text-properties style:text-position="-33% 58%" fo:font-size="10pt" fo:font-style="italic" style:font-size-asian="12pt" style:font-style-asian="italic" style:font-size-complex="12pt" style:font-style-complex="italic"/>
    </style:style>
    <style:style style:name="T12" style:family="text">
      <style:text-properties style:text-position="-33% 58%" fo:font-size="18pt"/>
    </style:style>
    <style:style style:name="T13" style:family="text">
      <style:text-properties fo:font-size="8pt" style:font-size-asian="10.5pt" style:font-size-complex="10.5pt"/>
    </style:style>
    <style:style style:name="T14" style:family="text">
      <style:text-properties fo:font-size="12pt" fo:font-style="italic" style:font-size-asian="15pt" style:font-style-asian="italic" style:font-size-complex="15pt" style:font-style-complex="italic"/>
    </style:style>
    <style:style style:name="T15" style:family="text">
      <style:text-properties fo:font-size="12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6" style:family="text">
      <style:text-properties fo:font-size="18pt" fo:font-style="italic" style:font-style-asian="italic" style:font-style-complex="italic"/>
    </style:style>
    <style:style style:name="T17" style:family="text">
      <style:text-properties fo:font-size="13pt" style:font-size-asian="16pt" style:font-size-complex="16pt"/>
    </style:style>
    <style:style style:name="T18" style:family="text">
      <style:text-properties style:text-position="33% 58%" fo:font-size="13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7.284cm" svg:x="1.471cm" svg:y="10.496cm" presentation:class="title" presentation:user-transformed="true">
          <draw:text-box>
            <text:p text:style-name="P1">stack-sensorpod-rtos-sdk</text:p>
          </draw:text-box>
        </draw:frame>
        <draw:frame draw:style-name="gr1" draw:text-style-name="P2" draw:layer="layout" svg:width="7.112cm" svg:height="0.962cm" svg:x="1.524cm" svg:y="15.802cm">
          <draw:text-box>
            <text:list text:style-name="L1">
              <text:list-item>
                <text:p><text:span text:style-name="T1">V</text:span><text:span text:style-name="T1">e</text:span><text:span text:style-name="T1">r</text:span><text:span text:style-name="T1">s</text:span><text:span text:style-name="T1">i</text:span><text:span text:style-name="T1">o</text:span><text:span text:style-name="T1">n</text:span><text:span text:style-name="T1"> </text:span><text:span text:style-name="T1">1</text:span><text:span text:style-name="T1">.</text:span><text:span text:style-name="T1">0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custom-shape draw:style-name="gr3" draw:text-style-name="P4" draw:layer="layout" svg:width="3.34cm" svg:height="17.68cm" svg:x="24.66cm" svg:y="1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3.302cm" svg:height="1.041cm" svg:x="24.66cm" svg:y="1.245cm">
          <draw:text-box>
            <text:p><text:span text:style-name="T2">S</text:span><text:span text:style-name="T2">e</text:span><text:span text:style-name="T2">c</text:span><text:span text:style-name="T2">u</text:span><text:span text:style-name="T2">ri</text:span><text:span text:style-name="T2">t</text:span><text:span text:style-name="T2">y</text:span></text:p>
          </draw:text-box>
        </draw:frame>
        <draw:custom-shape draw:style-name="gr5" draw:text-style-name="P6" draw:layer="layout" svg:width="24.266cm" svg:height="2.059cm" svg:x="3.708cm" svg:y="18.94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454cm" svg:height="1.041cm" svg:x="3.734cm" svg:y="18.941cm">
          <draw:text-box>
            <text:p><text:span text:style-name="T2">H</text:span><text:span text:style-name="T2">a</text:span><text:span text:style-name="T2">r</text:span><text:span text:style-name="T2">d</text:span><text:span text:style-name="T2">w</text:span><text:span text:style-name="T2">a</text:span><text:span text:style-name="T2">r</text:span><text:span text:style-name="T2">e</text:span></text:p>
          </draw:text-box>
        </draw:frame>
        <draw:custom-shape draw:style-name="gr6" draw:text-style-name="P7" draw:layer="layout" svg:width="20.926cm" svg:height="4.972cm" svg:x="3.734cm" svg:y="13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0.926cm" svg:height="8.127cm" svg:x="3.734cm" svg:y="5.84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318cm" svg:height="1.041cm" svg:x="3.734cm" svg:y="13.969cm">
          <draw:text-box>
            <text:p><text:span text:style-name="T2">D</text:span><text:span text:style-name="T2">ri</text:span><text:span text:style-name="T2">v</text:span><text:span text:style-name="T2">e</text:span><text:span text:style-name="T2">r</text:span><text:span text:style-name="T2">s</text:span></text:p>
          </draw:text-box>
        </draw:frame>
        <draw:frame draw:style-name="gr4" draw:text-style-name="P5" draw:layer="layout" svg:width="8.136cm" svg:height="1.041cm" svg:x="3.734cm" svg:y="5.928cm">
          <draw:text-box>
            <text:p><text:span text:style-name="T2">M</text:span><text:span text:style-name="T2">i</text:span><text:span text:style-name="T2">d</text:span><text:span text:style-name="T2">d</text:span><text:span text:style-name="T2">l</text:span><text:span text:style-name="T2">e</text:span><text:span text:style-name="T2">w</text:span><text:span text:style-name="T2">a</text:span><text:span text:style-name="T2">r</text:span><text:span text:style-name="T2">e</text:span><text:span text:style-name="T2">::</text:span><text:span text:style-name="T2">a</text:span><text:span text:style-name="T2">l</text:span><text:span text:style-name="T2">g</text:span><text:span text:style-name="T2">o</text:span><text:span text:style-name="T2">ri</text:span><text:span text:style-name="T2">t</text:span><text:span text:style-name="T2">h</text:span><text:span text:style-name="T2">m</text:span><text:span text:style-name="T2">s</text:span></text:p>
          </draw:text-box>
        </draw:frame>
        <draw:custom-shape draw:style-name="gr8" draw:text-style-name="P7" draw:layer="layout" svg:width="21.019cm" svg:height="4.573cm" svg:x="3.641cm" svg:y="1.26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318cm" svg:height="1.041cm" svg:x="3.734cm" svg:y="1.324cm">
          <draw:text-box>
            <text:p><text:span text:style-name="T2">A</text:span><text:span text:style-name="T2">p</text:span><text:span text:style-name="T2">p</text:span><text:span text:style-name="T2">li</text:span><text:span text:style-name="T2">c</text:span><text:span text:style-name="T2">a</text:span><text:span text:style-name="T2">ti</text:span><text:span text:style-name="T2">o</text:span><text:span text:style-name="T2">n</text:span></text:p>
          </draw:text-box>
        </draw:frame>
        <draw:polygon draw:style-name="gr9" draw:text-style-name="P9" draw:layer="layout" svg:width="2.869cm" svg:height="7.111cm" svg:x="24.914cm" svg:y="2.794cm" svg:viewBox="0 0 2870 7112" draw:points="0,7112 0,0 2870,0 2870,7112">
          <text:p text:style-name="P8"><text:span text:style-name="T3">T</text:span><text:span text:style-name="T3">L</text:span><text:span text:style-name="T3">S</text:span></text:p>
        </draw:polygon>
        <draw:custom-shape draw:style-name="gr10" draw:text-style-name="P10" draw:layer="layout" svg:width="2.616cm" svg:height="2.793cm" svg:x="6.988cm" svg:y="15.24cm">
          <text:p text:style-name="P8"><text:span text:style-name="T3">USART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032cm" svg:height="2.793cm" svg:x="9.774cm" svg:y="15.24cm">
          <text:p text:style-name="P8"><text:span text:style-name="T3">SPI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032cm" svg:height="2.793cm" svg:x="12.06cm" svg:y="15.24cm">
          <text:p text:style-name="P8"><text:span text:style-name="T3">I</text:span><text:span text:style-name="T4">2</text:span><text:span text:style-name="T3">C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2.37cm" svg:y1="6.096cm" svg:x2="12.37cm" svg:y2="13.815cm">
          <text:p/>
        </draw:line>
        <draw:frame draw:style-name="gr4" draw:text-style-name="P5" draw:layer="layout" svg:width="8.736cm" svg:height="1.041cm" svg:x="3.734cm" svg:y="10.606cm">
          <draw:text-box>
            <text:p><text:span text:style-name="T2">M</text:span><text:span text:style-name="T2">i</text:span><text:span text:style-name="T2">d</text:span><text:span text:style-name="T2">d</text:span><text:span text:style-name="T2">l</text:span><text:span text:style-name="T2">e</text:span><text:span text:style-name="T2">w</text:span><text:span text:style-name="T2">a</text:span><text:span text:style-name="T2">r</text:span><text:span text:style-name="T2">e</text:span><text:span text:style-name="T2">::</text:span><text:span text:style-name="T2">c</text:span><text:span text:style-name="T2">o</text:span><text:span text:style-name="T2">r</text:span><text:span text:style-name="T2">e</text:span><text:span text:style-name="T2">-</text:span><text:span text:style-name="T2">s</text:span><text:span text:style-name="T2">e</text:span><text:span text:style-name="T2">r</text:span><text:span text:style-name="T2">v</text:span><text:span text:style-name="T2">i</text:span><text:span text:style-name="T2">c</text:span><text:span text:style-name="T2">e</text:span><text:span text:style-name="T2">s</text:span></text:p>
          </draw:text-box>
        </draw:frame>
        <draw:custom-shape draw:style-name="gr13" draw:text-style-name="P12" draw:layer="layout" svg:width="4.674cm" svg:height="1.676cm" svg:x="13.868cm" svg:y="2.286cm">
          <text:p text:style-name="P8"><text:span text:style-name="T3">Paho </text:span></text:p>
          <text:p text:style-name="P8"><text:span text:style-name="T3">(MQTT Clien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2.794cm" svg:height="2.793cm" svg:x="14.346cm" svg:y="15.24cm">
          <text:p text:style-name="P8"><text:span text:style-name="T3">Ethernet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2.286cm" svg:height="2.793cm" svg:x="17.394cm" svg:y="15.24cm">
          <text:p text:style-name="P8"><text:span text:style-name="T3">TCP</text:span></text:p>
          <text:p text:style-name="P8"><text:span text:style-name="T3">Socket</text:span></text:p>
          <draw:enhanced-geometry svg:viewBox="0 0 21600 21600" draw:type="rectangle" draw:enhanced-path="M 0 0 L 21600 0 21600 21600 0 21600 0 0 Z N"/>
        </draw:custom-shape>
        <draw:frame draw:style-name="gr4" draw:text-style-name="P13" draw:layer="layout" svg:width="14.418cm" svg:height="1.041cm" svg:x="1.26cm" svg:y="0cm">
          <draw:text-box>
            <text:p><text:span text:style-name="T5">S</text:span><text:span text:style-name="T5">e</text:span><text:span text:style-name="T5">n</text:span><text:span text:style-name="T5">s</text:span><text:span text:style-name="T5">o</text:span><text:span text:style-name="T5">r</text:span><text:span text:style-name="T5">P</text:span><text:span text:style-name="T5">o</text:span><text:span text:style-name="T5">d </text:span><text:span text:style-name="T5">:: </text:span><text:span text:style-name="T5">S</text:span><text:span text:style-name="T5">o</text:span><text:span text:style-name="T5">ft</text:span><text:span text:style-name="T5">w</text:span><text:span text:style-name="T5">a</text:span><text:span text:style-name="T5">r</text:span><text:span text:style-name="T5">e </text:span><text:span text:style-name="T5">L</text:span><text:span text:style-name="T5">a</text:span><text:span text:style-name="T5">y</text:span><text:span text:style-name="T5">e</text:span><text:span text:style-name="T5">r</text:span><text:span text:style-name="T5">e</text:span><text:span text:style-name="T5">d </text:span><text:span text:style-name="T5">A</text:span><text:span text:style-name="T5">r</text:span><text:span text:style-name="T5">c</text:span><text:span text:style-name="T5">h</text:span><text:span text:style-name="T5">it</text:span><text:span text:style-name="T5">e</text:span><text:span text:style-name="T5">c</text:span><text:span text:style-name="T5">t</text:span><text:span text:style-name="T5">u</text:span><text:span text:style-name="T5">r</text:span><text:span text:style-name="T5">e</text:span></text:p>
          </draw:text-box>
        </draw:frame>
        <draw:custom-shape draw:style-name="gr16" draw:text-style-name="P14" draw:layer="layout" svg:width="6.358cm" svg:height="0.785cm" svg:x="7.104cm" svg:y="19.104cm">
          <text:p text:style-name="P8"><text:span text:style-name="T3">ARM Cortex-M7 SoC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7.326cm" svg:height="0.762cm" svg:x="13.756cm" svg:y="19.104cm">
          <text:p text:style-name="P8"><text:span text:style-name="T3">Peripherals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6.35cm" svg:height="0.762cm" svg:x="7.112cm" svg:y="20.066cm">
          <text:p text:style-name="P8"><text:span text:style-name="T3">TRNG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.708cm" svg:height="17.68cm" svg:x="0cm" svg:y="1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6" draw:layer="layout" svg:width="2.654cm" svg:height="10.16cm" svg:x="0.548cm" svg:y="4.826cm">
          <text:p text:style-name="P8"><text:span text:style-name="T3">MbedOS </text:span></text:p>
          <text:p text:style-name="P8"><text:span text:style-name="T3">RTOS</text:span></text:p>
          <draw:enhanced-geometry svg:viewBox="0 0 21600 21600" draw:type="rectangle" draw:enhanced-path="M 0 0 L 21600 0 21600 21600 0 21600 0 0 Z N"/>
        </draw:custom-shape>
        <draw:frame draw:style-name="gr21" draw:text-style-name="P5" draw:layer="layout" svg:width="1.421cm" svg:height="0.962cm" svg:x="0cm" svg:y="1.324cm">
          <draw:text-box>
            <text:p><text:span text:style-name="T2">O</text:span><text:span text:style-name="T2">S</text:span></text:p>
          </draw:text-box>
        </draw:frame>
        <draw:line draw:style-name="gr12" draw:text-style-name="P11" draw:layer="layout" svg:x1="3.734cm" svg:y1="10.66cm" svg:x2="11.87cm" svg:y2="10.66cm">
          <text:p/>
        </draw:line>
        <draw:frame draw:style-name="gr22" draw:text-style-name="P5" draw:layer="layout" svg:width="10.744cm" svg:height="1.016cm" svg:x="12.37cm" svg:y="5.942cm">
          <draw:text-box>
            <text:p><text:span text:style-name="T2">M</text:span><text:span text:style-name="T2">i</text:span><text:span text:style-name="T2">d</text:span><text:span text:style-name="T2">d</text:span><text:span text:style-name="T2">l</text:span><text:span text:style-name="T2">e</text:span><text:span text:style-name="T2">w</text:span><text:span text:style-name="T2">a</text:span><text:span text:style-name="T2">r</text:span><text:span text:style-name="T2">e</text:span><text:span text:style-name="T2">::</text:span><text:span text:style-name="T2">c</text:span><text:span text:style-name="T2">o</text:span><text:span text:style-name="T2">n</text:span><text:span text:style-name="T2">n</text:span><text:span text:style-name="T2">e</text:span><text:span text:style-name="T2">c</text:span><text:span text:style-name="T2">ti</text:span><text:span text:style-name="T2">v</text:span><text:span text:style-name="T2">it</text:span><text:span text:style-name="T2">y</text:span></text:p>
          </draw:text-box>
        </draw:frame>
        <draw:custom-shape draw:style-name="gr23" draw:text-style-name="P14" draw:layer="layout" svg:width="7.278cm" svg:height="0.785cm" svg:x="13.804cm" svg:y="20.104cm">
          <text:p text:style-name="P8"><text:span text:style-name="T3">PHY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5.742cm" svg:height="0.762cm" svg:x="21.436cm" svg:y="19.15cm">
          <text:p text:style-name="P8"><text:span text:style-name="T3">Radio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3.746cm" svg:height="0.662cm" svg:x="12.674cm" svg:y="8.753cm">
          <text:p text:style-name="P8"><text:span text:style-name="T3">Ether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3.746cm" svg:height="0.662cm" svg:x="16.628cm" svg:y="8.753cm">
          <text:p text:style-name="P8"><text:span text:style-name="T3">Wi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3.746cm" svg:height="0.662cm" svg:x="20.364cm" svg:y="8.753cm">
          <text:p text:style-name="P8"><text:span text:style-name="T3">Cellul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7" draw:layer="layout" svg:width="11.73cm" svg:height="0.921cm" svg:x="12.564cm" svg:y="7.853cm">
          <text:p text:style-name="P8"><text:span text:style-name="T6">Network Socket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3" draw:layer="layout" svg:width="3.302cm" svg:height="0.762cm" svg:x="12.564cm" svg:y="7.091cm">
          <draw:text-box>
            <text:p><text:span text:style-name="T7">IP </text:span><text:span text:style-name="T7">co</text:span><text:span text:style-name="T7">n</text:span><text:span text:style-name="T7">n</text:span><text:span text:style-name="T7">ec</text:span><text:span text:style-name="T7">tiv</text:span><text:span text:style-name="T7">ity</text:span></text:p>
          </draw:text-box>
        </draw:frame>
        <draw:custom-shape draw:style-name="gr28" draw:text-style-name="P12" draw:layer="layout" svg:width="4.624cm" svg:height="1.676cm" svg:x="4.064cm" svg:y="2.286cm">
          <text:p text:style-name="P8"><text:span text:style-name="T3">NT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0" draw:layer="layout" svg:width="6.096cm" svg:height="0.662cm" svg:x="4.672cm" svg:y="12.246cm">
          <text:p text:style-name="P8"><text:span text:style-name="T3">Persist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0" draw:layer="layout" svg:width="6.096cm" svg:height="0.662cm" svg:x="4.672cm" svg:y="11.584cm">
          <text:p text:style-name="P8"><text:span text:style-name="T3">Watchd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0" draw:layer="layout" svg:width="6.096cm" svg:height="0.662cm" svg:x="4.672cm" svg:y="7.612cm">
          <text:p text:style-name="P8"><text:span text:style-name="T3">JSON Li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0" draw:layer="layout" svg:width="6.096cm" svg:height="0.662cm" svg:x="4.664cm" svg:y="6.95cm">
          <text:p text:style-name="P8"><text:span text:style-name="T3">MbedT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0" draw:layer="layout" svg:width="6.096cm" svg:height="0.662cm" svg:x="4.672cm" svg:y="8.274cm">
          <text:p text:style-name="P8"><text:span text:style-name="T3">Datastructure Conv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2" draw:layer="layout" svg:width="4.724cm" svg:height="1.676cm" svg:x="8.892cm" svg:y="2.286cm">
          <text:p text:style-name="P8"><text:span text:style-name="T3">Sensor 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9" draw:text-style-name="P9" draw:layer="layout" svg:width="2.869cm" svg:height="2.539cm" svg:x="24.914cm" svg:y="10.16cm" svg:viewBox="0 0 2870 2540" draw:points="0,2540 0,0 2870,0 2870,2540">
          <text:p text:style-name="P8"><text:span text:style-name="T3">R</text:span><text:span text:style-name="T3">e</text:span><text:span text:style-name="T3">a</text:span><text:span text:style-name="T3">d</text:span><text:span text:style-name="T3">o</text:span><text:span text:style-name="T3">u</text:span><text:span text:style-name="T3">t</text:span></text:p>
          <text:p text:style-name="P8"><text:span text:style-name="T3">P</text:span><text:span text:style-name="T3">r</text:span><text:span text:style-name="T3">o</text:span><text:span text:style-name="T3">t</text:span><text:span text:style-name="T3">e</text:span><text:span text:style-name="T3">c</text:span><text:span text:style-name="T3">ti</text:span><text:span text:style-name="T3">o</text:span><text:span text:style-name="T3">n</text:span></text:p>
        </draw:polygon>
        <draw:custom-shape draw:style-name="gr29" draw:text-style-name="P10" draw:layer="layout" svg:width="6.096cm" svg:height="0.662cm" svg:x="4.672cm" svg:y="8.974cm">
          <text:p text:style-name="P8"><text:span text:style-name="T3">Crypto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0" draw:layer="layout" svg:width="6.096cm" svg:height="0.662cm" svg:x="4.672cm" svg:y="12.857cm">
          <text:p text:style-name="P8"><text:span text:style-name="T3">Decada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2.616cm" svg:height="2.793cm" svg:x="4.15cm" svg:y="15.24cm">
          <text:p text:style-name="P8"><text:span text:style-name="T3">GPI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custom-shape draw:style-name="gr31" draw:text-style-name="P19" draw:layer="layout" svg:width="28cm" svg:height="2.728cm" svg:x="0cm" svg:y="18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0" draw:layer="layout" svg:width="28cm" svg:height="3.455cm" svg:x="0cm" svg:y="14.8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1" draw:layer="layout" svg:width="28cm" svg:height="4.165cm" svg:x="0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" draw:layer="layout" svg:width="3.81cm" svg:height="1.673cm" svg:x="0cm" svg:y="16.038cm">
          <draw:text-box>
            <text:p><text:span text:style-name="T5">I</text:span><text:span text:style-name="T5">n</text:span><text:span text:style-name="T5">t</text:span><text:span text:style-name="T5">e</text:span><text:span text:style-name="T5">rf</text:span><text:span text:style-name="T5">a</text:span><text:span text:style-name="T5">c</text:span><text:span text:style-name="T5">e</text:span></text:p>
          </draw:text-box>
        </draw:frame>
        <draw:frame draw:style-name="gr35" draw:text-style-name="P13" draw:layer="layout" svg:width="3.556cm" svg:height="1.773cm" svg:x="0cm" svg:y="18.693cm">
          <draw:text-box>
            <text:p><text:span text:style-name="T5">P</text:span><text:span text:style-name="T5">h</text:span><text:span text:style-name="T5">y</text:span><text:span text:style-name="T5">s</text:span><text:span text:style-name="T5">i</text:span><text:span text:style-name="T5">c</text:span><text:span text:style-name="T5">a</text:span><text:span text:style-name="T5">l </text:span><text:span text:style-name="T5">S</text:span><text:span text:style-name="T5">e</text:span><text:span text:style-name="T5">n</text:span><text:span text:style-name="T5">s</text:span><text:span text:style-name="T5">o</text:span><text:span text:style-name="T5">r</text:span><text:span text:style-name="T5">s</text:span></text:p>
          </draw:text-box>
        </draw:frame>
        <draw:custom-shape draw:style-name="gr36" draw:text-style-name="P22" draw:layer="layout" svg:width="28cm" svg:height="10.667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3" draw:layer="layout" svg:width="3.302cm" svg:height="3.095cm" svg:x="0cm" svg:y="11.989cm">
          <draw:text-box>
            <text:p><text:span text:style-name="T5">S</text:span><text:span text:style-name="T5">e</text:span><text:span text:style-name="T5">n</text:span><text:span text:style-name="T5">s</text:span><text:span text:style-name="T5">o</text:span><text:span text:style-name="T5">r <text:s/></text:span><text:span text:style-name="T5">D</text:span><text:span text:style-name="T5">ri</text:span><text:span text:style-name="T5">v</text:span><text:span text:style-name="T5">e</text:span><text:span text:style-name="T5">r</text:span><text:span text:style-name="T5">s</text:span></text:p>
          </draw:text-box>
        </draw:frame>
        <draw:frame draw:style-name="gr38" draw:text-style-name="P23" draw:layer="layout" svg:width="2.794cm" svg:height="2.384cm" svg:x="0cm" svg:y="4.982cm">
          <draw:text-box>
            <text:p><text:span text:style-name="T5">K</text:span><text:span text:style-name="T5">e</text:span><text:span text:style-name="T5">r</text:span><text:span text:style-name="T5">n</text:span><text:span text:style-name="T5">e</text:span><text:span text:style-name="T5">l</text:span></text:p>
          </draw:text-box>
        </draw:frame>
        <draw:line draw:style-name="gr39" draw:text-style-name="P24" draw:layer="layout" svg:x1="0cm" svg:y1="10.668cm" svg:x2="28cm" svg:y2="10.668cm">
          <text:p/>
        </draw:line>
        <draw:custom-shape draw:style-name="gr40" draw:text-style-name="P25" draw:layer="layout" svg:width="3.81cm" svg:height="2.204cm" svg:x="5.334cm" svg:y="18.543cm">
          <text:p text:style-name="P8"><text:span text:style-name="T1">Temperature</text:span></text:p>
          <text:p text:style-name="P8"><text:span text:style-name="T1">Sensor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3.81cm" svg:height="2.204cm" svg:x="11.43cm" svg:y="18.543cm">
          <text:p text:style-name="P8"><text:span text:style-name="T1">Sensor 1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3.81cm" svg:height="2.204cm" svg:x="19.05cm" svg:y="18.543cm">
          <text:p text:style-name="P8"><text:span text:style-name="T1">Sensor 2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11.43cm" svg:height="2.032cm" svg:x="5.334cm" svg:y="15.295cm">
          <text:p text:style-name="P8"><text:span text:style-name="T1">mbed I</text:span><text:span text:style-name="T8">2</text:span><text:span text:style-name="T1">C API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6.352cm" svg:height="2.032cm" svg:x="17.778cm" svg:y="15.295cm">
          <text:p text:style-name="P8"><text:span text:style-name="T1">mbed SPI API</text:span></text:p>
          <draw:enhanced-geometry svg:viewBox="0 0 21600 21600" draw:type="rectangle" draw:enhanced-path="M 0 0 L 21600 0 21600 21600 0 21600 0 0 Z N"/>
        </draw:custom-shape>
        <draw:line draw:style-name="gr43" draw:text-style-name="P24" draw:layer="layout" svg:x1="7.366cm" svg:y1="18.543cm" svg:x2="7.366cm" svg:y2="17.327cm">
          <text:p/>
        </draw:line>
        <draw:line draw:style-name="gr43" draw:text-style-name="P24" draw:layer="layout" svg:x1="13.462cm" svg:y1="18.543cm" svg:x2="13.462cm" svg:y2="17.327cm">
          <text:p/>
        </draw:line>
        <draw:line draw:style-name="gr43" draw:text-style-name="P24" draw:layer="layout" svg:x1="21.082cm" svg:y1="18.543cm" svg:x2="21.082cm" svg:y2="17.327cm">
          <text:p/>
        </draw:line>
        <draw:custom-shape draw:style-name="gr44" draw:text-style-name="P21" draw:layer="layout" svg:width="5.588cm" svg:height="2.286cm" svg:x="5.334cm" svg:y="12.047cm">
          <text:p/>
          <draw:enhanced-geometry svg:viewBox="0 0 21600 21600" draw:type="rectangle" draw:enhanced-path="M 0 0 L 21600 0 21600 21600 0 21600 0 0 Z N"/>
        </draw:custom-shape>
        <draw:frame draw:style-name="gr45" draw:text-style-name="P26" draw:layer="layout" svg:width="4.826cm" svg:height="0.68cm" svg:x="5.842cm" svg:y="12.782cm">
          <draw:text-box>
            <text:p text:style-name="P8"><text:span text:style-name="T9">Te</text:span><text:span text:style-name="T9">m</text:span><text:span text:style-name="T9">pe</text:span><text:span text:style-name="T9">rat</text:span><text:span text:style-name="T9">ur</text:span><text:span text:style-name="T9">eS</text:span><text:span text:style-name="T9">en</text:span><text:span text:style-name="T9">so</text:span><text:span text:style-name="T9">r </text:span><text:span text:style-name="T9">Dri</text:span><text:span text:style-name="T9">ve</text:span><text:span text:style-name="T9">r</text:span></text:p>
          </draw:text-box>
        </draw:frame>
        <draw:line draw:style-name="gr43" draw:text-style-name="P27" draw:layer="layout" svg:x1="8.128cm" svg:y1="15.295cm" svg:x2="8.128cm" svg:y2="14.333cm">
          <text:p/>
        </draw:line>
        <draw:line draw:style-name="gr43" draw:text-style-name="P27" draw:layer="layout" svg:x1="14.07cm" svg:y1="15.295cm" svg:x2="14.07cm" svg:y2="14.333cm">
          <text:p/>
        </draw:line>
        <draw:line draw:style-name="gr43" draw:text-style-name="P27" draw:layer="layout" svg:x1="21.082cm" svg:y1="15.295cm" svg:x2="21.082cm" svg:y2="14.333cm">
          <text:p/>
        </draw:line>
        <draw:frame draw:style-name="gr46" draw:text-style-name="P2" draw:layer="layout" svg:width="3.302cm" svg:height="0.785cm" svg:x="8.128cm" svg:y="14.333cm">
          <draw:text-box>
            <text:p><text:span text:style-name="T10">ra</text:span><text:span text:style-name="T10">w </text:span><text:span text:style-name="T10">da</text:span><text:span text:style-name="T10">ta</text:span></text:p>
          </draw:text-box>
        </draw:frame>
        <draw:custom-shape draw:style-name="gr44" draw:text-style-name="P21" draw:layer="layout" svg:width="5.588cm" svg:height="2.286cm" svg:x="11.134cm" svg:y="12.047cm">
          <text:p/>
          <draw:enhanced-geometry svg:viewBox="0 0 21600 21600" draw:type="rectangle" draw:enhanced-path="M 0 0 L 21600 0 21600 21600 0 21600 0 0 Z N"/>
        </draw:custom-shape>
        <draw:frame draw:style-name="gr47" draw:text-style-name="P26" draw:layer="layout" svg:width="4.064cm" svg:height="0.729cm" svg:x="11.684cm" svg:y="12.733cm">
          <draw:text-box>
            <text:p text:style-name="P8"><text:span text:style-name="T9">(...</text:span><text:span text:style-name="T11">1</text:span><text:span text:style-name="T9">)S</text:span><text:span text:style-name="T9">en</text:span><text:span text:style-name="T9">so</text:span><text:span text:style-name="T9">r </text:span><text:span text:style-name="T9">Dri</text:span><text:span text:style-name="T9">ve</text:span><text:span text:style-name="T9">r</text:span></text:p>
          </draw:text-box>
        </draw:frame>
        <draw:custom-shape draw:style-name="gr44" draw:text-style-name="P21" draw:layer="layout" svg:width="5.588cm" svg:height="2.286cm" svg:x="18.234cm" svg:y="12.047cm">
          <text:p/>
          <draw:enhanced-geometry svg:viewBox="0 0 21600 21600" draw:type="rectangle" draw:enhanced-path="M 0 0 L 21600 0 21600 21600 0 21600 0 0 Z N"/>
        </draw:custom-shape>
        <draw:frame draw:style-name="gr47" draw:text-style-name="P26" draw:layer="layout" svg:width="4.064cm" svg:height="0.729cm" svg:x="19.05cm" svg:y="12.733cm">
          <draw:text-box>
            <text:p text:style-name="P8"><text:span text:style-name="T9">(...</text:span><text:span text:style-name="T11">2</text:span><text:span text:style-name="T9">)S</text:span><text:span text:style-name="T9">en</text:span><text:span text:style-name="T9">so</text:span><text:span text:style-name="T9">r </text:span><text:span text:style-name="T9">Dri</text:span><text:span text:style-name="T9">ve</text:span><text:span text:style-name="T9">r</text:span></text:p>
          </draw:text-box>
        </draw:frame>
        <draw:custom-shape draw:style-name="gr48" draw:text-style-name="P22" draw:layer="layout" svg:width="19.304cm" svg:height="3.947cm" svg:x="3.81cm" svg:y="6.21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5.588cm" svg:height="2.54cm" svg:x="5.334cm" svg:y="7.366cm">
          <text:p text:style-name="P8"><text:span text:style-name="T1">TemperatureProfile</text:span></text:p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5.588cm" svg:height="2.54cm" svg:x="11.176cm" svg:y="7.366cm">
          <text:p text:style-name="P8"><text:span text:style-name="T1">(...</text:span><text:span text:style-name="T12">1</text:span><text:span text:style-name="T1">)Profile</text:span></text:p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5.588cm" svg:height="2.54cm" svg:x="17.018cm" svg:y="7.366cm">
          <text:p text:style-name="P8"><text:span text:style-name="T1">(...</text:span><text:span text:style-name="T12">2</text:span><text:span text:style-name="T1">)Profile</text:span></text:p>
          <draw:enhanced-geometry svg:viewBox="0 0 21600 21600" draw:type="rectangle" draw:enhanced-path="M 0 0 L 21600 0 21600 21600 0 21600 0 0 Z N"/>
        </draw:custom-shape>
        <draw:line draw:style-name="gr43" draw:text-style-name="P27" draw:layer="layout" svg:x1="8.128cm" svg:y1="11.247cm" svg:x2="8.128cm" svg:y2="10.131cm">
          <text:p/>
        </draw:line>
        <draw:line draw:style-name="gr43" draw:text-style-name="P27" draw:layer="layout" svg:x1="13.716cm" svg:y1="11.247cm" svg:x2="13.716cm" svg:y2="10.131cm">
          <text:p/>
        </draw:line>
        <draw:line draw:style-name="gr43" draw:text-style-name="P27" draw:layer="layout" svg:x1="20.574cm" svg:y1="11.247cm" svg:x2="20.574cm" svg:y2="10.131cm">
          <text:p/>
        </draw:line>
        <draw:frame draw:style-name="gr50" draw:text-style-name="P2" draw:layer="layout" svg:width="3.048cm" svg:height="0.728cm" svg:x="8.128cm" svg:y="10.131cm">
          <draw:text-box>
            <text:p><text:span text:style-name="T13">{ v</text:span><text:span text:style-name="T13">alu</text:span><text:span text:style-name="T13">e, </text:span><text:span text:style-name="T13">tim</text:span><text:span text:style-name="T13">est</text:span><text:span text:style-name="T13">am</text:span><text:span text:style-name="T13">p }</text:span></text:p>
          </draw:text-box>
        </draw:frame>
        <draw:frame draw:style-name="gr51" draw:text-style-name="P29" draw:layer="layout" svg:width="6.096cm" svg:height="0.761cm" svg:x="3.81cm" svg:y="6.313cm">
          <draw:text-box>
            <text:p><text:span text:style-name="T14">B</text:span><text:span text:style-name="T14">e</text:span><text:span text:style-name="T14">h</text:span><text:span text:style-name="T14">av</text:span><text:span text:style-name="T14">io</text:span><text:span text:style-name="T14">rC</text:span><text:span text:style-name="T14">o</text:span><text:span text:style-name="T14">or</text:span><text:span text:style-name="T14">di</text:span><text:span text:style-name="T14">n</text:span><text:span text:style-name="T14">at</text:span><text:span text:style-name="T14">or</text:span><text:span text:style-name="T14">T</text:span><text:span text:style-name="T14">hr</text:span><text:span text:style-name="T14">e</text:span><text:span text:style-name="T14">a</text:span><text:span text:style-name="T14">d</text:span></text:p>
          </draw:text-box>
        </draw:frame>
        <draw:custom-shape draw:style-name="gr52" draw:text-style-name="P22" draw:layer="layout" svg:width="13.462cm" svg:height="5.08cm" svg:x="3.81cm" svg:y="0.471cm">
          <text:p/>
          <draw:enhanced-geometry svg:viewBox="0 0 21600 21600" draw:type="rectangle" draw:enhanced-path="M 0 0 L 21600 0 21600 21600 0 21600 0 0 Z N"/>
        </draw:custom-shape>
        <draw:frame draw:style-name="gr53" draw:text-style-name="P30" draw:layer="layout" svg:width="5.588cm" svg:height="0.961cm" svg:x="3.81cm" svg:y="0.371cm">
          <draw:text-box>
            <text:p><text:span text:style-name="T15">C</text:span><text:span text:style-name="T15">o</text:span><text:span text:style-name="T15">m</text:span><text:span text:style-name="T15">m</text:span><text:span text:style-name="T15">u</text:span><text:span text:style-name="T15">ni</text:span><text:span text:style-name="T15">ca</text:span><text:span text:style-name="T15">tio</text:span><text:span text:style-name="T15">ns</text:span><text:span text:style-name="T15">T</text:span><text:span text:style-name="T15">hr</text:span><text:span text:style-name="T15">e</text:span><text:span text:style-name="T15">a</text:span><text:span text:style-name="T15">d</text:span></text:p>
          </draw:text-box>
        </draw:frame>
        <draw:custom-shape draw:style-name="gr54" draw:text-style-name="P31" draw:layer="layout" svg:width="6.858cm" svg:height="1.778cm" svg:x="9.906cm" svg:y="1.487cm">
          <text:p text:style-name="P8"><text:span text:style-name="T1">MQTT Paho Client</text:span></text:p>
          <text:p text:style-name="P8"><text:span text:style-name="T1">over TLS</text:span></text:p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3.81cm" svg:height="1.778cm" svg:x="18.542cm" svg:y="2.756cm">
          <text:p text:style-name="P8"><text:span text:style-name="T1">Persistence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draw:layer="layout" svg:width="5.08cm" svg:height="1.778cm" svg:x="4.318cm" svg:y="1.47cm">
          <text:p text:style-name="P8"><text:span text:style-name="T1">NTP Client</text:span></text:p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3.81cm" svg:height="1.778cm" svg:x="18.542cm" svg:y="0.47cm">
          <text:p text:style-name="P8"><text:span text:style-name="T1">Watchdog</text:span></text:p>
          <draw:enhanced-geometry svg:viewBox="0 0 21600 21600" draw:type="rectangle" draw:enhanced-path="M 0 0 L 21600 0 21600 21600 0 21600 0 0 Z N"/>
        </draw:custom-shape>
        <draw:line draw:style-name="gr43" draw:text-style-name="P27" draw:layer="layout" svg:x1="13.716cm" svg:y1="6.213cm" svg:x2="13.716cm" svg:y2="5.451cm">
          <text:p/>
        </draw:line>
        <draw:frame draw:style-name="gr27" draw:text-style-name="P2" draw:layer="layout" svg:width="1.778cm" svg:height="0.762cm" svg:x="13.716cm" svg:y="5.551cm">
          <draw:text-box>
            <text:p><text:span text:style-name="T13">mai</text:span><text:span text:style-name="T13">lbo</text:span><text:span text:style-name="T13">x</text:span></text:p>
          </draw:text-box>
        </draw:frame>
        <draw:custom-shape draw:style-name="gr57" draw:text-style-name="P32" draw:layer="layout" svg:width="19.812cm" svg:height="6.858cm" svg:x="4.826cm" svg:y="11.176cm">
          <text:p/>
          <draw:enhanced-geometry svg:viewBox="0 0 21600 21600" draw:type="rectangle" draw:enhanced-path="M 0 0 L 21600 0 21600 21600 0 21600 0 0 Z N"/>
        </draw:custom-shape>
        <draw:frame draw:style-name="gr51" draw:text-style-name="P29" draw:layer="layout" svg:width="6.096cm" svg:height="0.761cm" svg:x="4.826cm" svg:y="11.177cm">
          <draw:text-box>
            <text:p><text:span text:style-name="T14">S</text:span><text:span text:style-name="T14">e</text:span><text:span text:style-name="T14">ns</text:span><text:span text:style-name="T14">or</text:span><text:span text:style-name="T14">T</text:span><text:span text:style-name="T14">hr</text:span><text:span text:style-name="T14">e</text:span><text:span text:style-name="T14">a</text:span><text:span text:style-name="T14">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58" draw:text-style-name="P33" draw:layer="layout" svg:width="5.777cm" svg:height="1.569cm" svg:x="11.074cm" svg:y="7.287cm">
          <text:p text:style-name="P8"><text:span text:style-name="T16">[thread]</text:span><text:span text:style-name="T1"> </text:span><text:span text:style-name="T5">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3" draw:layer="layout" svg:width="5.023cm" svg:height="2.195cm" svg:x="0.251cm" svg:y="13.247cm">
          <text:p text:style-name="P8"><text:span text:style-name="T16">[thread]</text:span><text:span text:style-name="T1"> </text:span><text:span text:style-name="T5">sen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3" draw:layer="layout" svg:width="9.543cm" svg:height="2.195cm" svg:x="6.081cm" svg:y="13.247cm">
          <text:p text:style-name="P8"><text:span text:style-name="T16">[thread]</text:span><text:span text:style-name="T5"> behavior_coordin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3" draw:layer="layout" svg:width="11.051cm" svg:height="2.195cm" svg:x="16.325cm" svg:y="13.247cm">
          <text:p text:style-name="P8"><text:span text:style-name="T16">[thread]</text:span><text:span text:style-name="T1"> </text:span><text:span text:style-name="T5">communications_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2" draw:text-style-name="P34" draw:layer="layout" svg:x1="11.301cm" svg:y1="8.855cm" svg:x2="4.018cm" svg:y2="13.248cm">
          <text:p/>
        </draw:line>
        <draw:line draw:style-name="gr62" draw:text-style-name="P34" draw:layer="layout" svg:x1="12.838cm" svg:y1="8.855cm" svg:x2="12.838cm" svg:y2="13.248cm">
          <text:p/>
        </draw:line>
        <draw:line draw:style-name="gr62" draw:text-style-name="P34" draw:layer="layout" svg:x1="16.837cm" svg:y1="8.855cm" svg:x2="16.837cm" svg:y2="13.248cm">
          <text:p/>
        </draw:line>
        <draw:frame draw:style-name="gr63" draw:text-style-name="P35" draw:layer="layout" svg:width="5.274cm" svg:height="2.528cm" svg:x="0cm" svg:y="15.76cm">
          <draw:text-box>
            <text:list text:style-name="L2">
              <text:list-item>
                <text:p text:style-name="P1"><text:span text:style-name="T17">Reads sensor </text:span><text:span text:style-name="T17">measure points via </text:span><text:span text:style-name="T17">I</text:span><text:span text:style-name="T18">2</text:span><text:span text:style-name="T17">C or SPI Interface </text:span><text:span text:style-name="T17">APIs.</text:span></text:p>
              </text:list-item>
            </text:list>
          </draw:text-box>
        </draw:frame>
        <draw:frame draw:style-name="gr64" draw:text-style-name="P35" draw:layer="layout" svg:width="9.603cm" svg:height="0.79cm" svg:x="18.034cm" svg:y="7.308cm">
          <draw:text-box>
            <text:list text:style-name="L2">
              <text:list-item>
                <text:p text:style-name="P1"><text:span text:style-name="T17">Yields </text:span><text:span text:style-name="T17">incoming </text:span><text:span text:style-name="T17">MQTT </text:span><text:span text:style-name="T17">messages </text:span></text:p>
              </text:list-item>
            </text:list>
          </draw:text-box>
        </draw:frame>
        <draw:frame draw:style-name="gr65" draw:text-style-name="P35" draw:layer="layout" svg:width="10.046cm" svg:height="3.835cm" svg:x="17.078cm" svg:y="15.442cm">
          <draw:text-box>
            <text:list text:style-name="L2">
              <text:list-item>
                <text:p text:style-name="P1"><text:span text:style-name="T17">Updates onboard Realtime </text:span><text:span text:style-name="T17">Clock against Network Time </text:span><text:span text:style-name="T17">Protocol (NTP)</text:span></text:p>
              </text:list-item>
              <text:list-item>
                <text:p text:style-name="P1"><text:span text:style-name="T17">Handes device registration </text:span><text:span text:style-name="T17">with DECADA</text:span></text:p>
              </text:list-item>
              <text:list-item>
                <text:p text:style-name="P1"><text:span text:style-name="T17">Generates RSA Keypair for </text:span><text:span text:style-name="T17">TLS handshake</text:span></text:p>
              </text:list-item>
              <text:list-item>
                <text:p text:style-name="P1"><text:span text:style-name="T17">Publishes MQTT payload </text:span><text:span text:style-name="T17">over TLS to DECADAcloud</text:span></text:p>
                <text:p text:style-name="P1"><text:span text:style-name="T17"/></text:p>
              </text:list-item>
            </text:list>
          </draw:text-box>
        </draw:frame>
        <draw:line draw:style-name="gr66" draw:text-style-name="P34" draw:layer="layout" svg:x1="5.274cm" svg:y1="15.001cm" svg:x2="6.081cm" svg:y2="15.001cm">
          <text:p/>
        </draw:line>
        <draw:frame draw:style-name="gr67" draw:text-style-name="P36" draw:layer="layout" svg:width="2.764cm" svg:height="1.091cm" svg:x="14.566cm" svg:y="15.165cm">
          <draw:text-box>
            <text:p><text:span text:style-name="T10">via mailbox</text:span></text:p>
          </draw:text-box>
        </draw:frame>
        <draw:frame draw:style-name="gr68" draw:text-style-name="P37" draw:layer="layout" svg:width="24.864cm" svg:height="1.285cm" svg:x="1.552cm" svg:y="0.254cm">
          <draw:text-box>
            <text:p text:style-name="P8"><text:span text:style-name="T5">SensorPod :: </text:span><text:span text:style-name="T5">RTOS Thread </text:span><text:span text:style-name="T5">Flow</text:span></text:p>
          </draw:text-box>
        </draw:frame>
        <draw:custom-shape draw:style-name="gr69" draw:text-style-name="P33" draw:layer="layout" svg:width="9.293cm" svg:height="1.568cm" svg:x="18.083cm" svg:y="8.098cm">
          <text:p text:style-name="P8"><text:span text:style-name="T16">[thread]</text:span><text:span text:style-name="T1"> </text:span><text:span text:style-name="T5">subscription_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0" draw:text-style-name="P11" draw:layer="layout" svg:x1="24.111cm" svg:y1="13.247cm" svg:x2="24.111cm" svg:y2="9.666cm">
          <text:p/>
        </draw:line>
        <draw:line draw:style-name="gr70" draw:text-style-name="P38" draw:layer="layout" svg:x1="24.666cm" svg:y1="9.667cm" svg:x2="24.666cm" svg:y2="13.248cm">
          <text:p/>
        </draw:line>
        <draw:frame draw:style-name="gr71" draw:text-style-name="P36" draw:layer="layout" svg:width="2.763cm" svg:height="1.091cm" svg:x="24.864cm" svg:y="12.308cm">
          <draw:text-box>
            <text:p><text:span text:style-name="T10">via </text:span><text:span text:style-name="T10">mai</text:span><text:span text:style-name="T10">lbo</text:span><text:span text:style-name="T10">x</text:span></text:p>
          </draw:text-box>
        </draw:frame>
        <draw:line draw:style-name="gr62" draw:text-style-name="P34" draw:layer="layout" svg:x1="19.59cm" svg:y1="13.117cm" svg:x2="19.59cm" svg:y2="9.666cm">
          <text:p/>
        </draw:line>
        <draw:frame draw:style-name="gr71" draw:text-style-name="P36" draw:layer="layout" svg:width="2.762cm" svg:height="1.091cm" svg:x="4.521cm" svg:y="15.165cm">
          <draw:text-box>
            <text:p><text:span text:style-name="T10">via mailbox</text:span></text:p>
          </draw:text-box>
        </draw:frame>
        <draw:line draw:style-name="gr66" draw:text-style-name="P34" draw:layer="layout" svg:x1="15.625cm" svg:y1="15.001cm" svg:x2="16.378cm" svg:y2="15.001cm">
          <text:p/>
        </draw:line>
        <draw:frame draw:style-name="gr72" draw:text-style-name="P36" draw:layer="layout" svg:width="2.764cm" svg:height="0.715cm" svg:x="8.134cm" svg:y="10.561cm">
          <draw:text-box>
            <text:p><text:span text:style-name="T10">&lt;&lt; create &gt;&gt;</text:span></text:p>
          </draw:text-box>
        </draw:frame>
        <draw:frame draw:style-name="gr73" draw:text-style-name="P36" draw:layer="layout" svg:width="2.763cm" svg:height="1.569cm" svg:x="12.809cm" svg:y="9.607cm">
          <draw:text-box>
            <text:p><text:span text:style-name="T10">&lt;&lt; create &gt;&gt;</text:span></text:p>
          </draw:text-box>
        </draw:frame>
        <draw:frame draw:style-name="gr74" draw:text-style-name="P36" draw:layer="layout" svg:width="2.762cm" svg:height="0.79cm" svg:x="16.625cm" svg:y="11.402cm">
          <draw:text-box>
            <text:p><text:span text:style-name="T10">&lt;&lt; create &gt;&gt;</text:span></text:p>
          </draw:text-box>
        </draw:frame>
        <draw:frame draw:style-name="gr75" draw:text-style-name="P36" draw:layer="layout" svg:width="2.764cm" svg:height="0.662cm" svg:x="19.538cm" svg:y="11.089cm">
          <draw:text-box>
            <text:p><text:span text:style-name="T10">&lt;&lt; create &gt;&gt;</text:span></text:p>
          </draw:text-box>
        </draw:frame>
        <draw:frame draw:style-name="gr76" draw:text-style-name="P35" draw:layer="layout" svg:width="7.785cm" svg:height="4.431cm" svg:x="7.032cm" svg:y="15.456cm">
          <draw:text-box>
            <text:list text:style-name="L2">
              <text:list-item>
                <text:p text:style-name="P1"><text:span text:style-name="T17">Stores </text:span><text:span text:style-name="T17">instances of </text:span><text:span text:style-name="T17">different </text:span><text:span text:style-name="T17">SensorProfiles</text:span></text:p>
              </text:list-item>
              <text:list-item>
                <text:p text:style-name="P1"><text:span text:style-name="T17">Supports </text:span><text:span text:style-name="T17">algorithmic </text:span><text:span text:style-name="T17">manipulation </text:span><text:span text:style-name="T17">of sensor data </text:span><text:span text:style-name="T17">like data </text:span><text:span text:style-name="T17">cleaning and </text:span><text:span text:style-name="T17">simple pattern </text:span><text:span text:style-name="T17">recognitio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1T15:46:02.126217529</meta:creation-date>
    <dc:date>2019-07-31T10:06:36.192014892</dc:date>
    <meta:editing-duration>PT5H27M40S</meta:editing-duration>
    <meta:editing-cycles>47</meta:editing-cycles>
    <meta:generator>LibreOffice/6.0.7.3$Linux_X86_64 LibreOffice_project/00m0$Build-3</meta:generator>
    <meta:document-statistic meta:object-count="148"/>
  </office:meta>
</office:document-meta>
</file>